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fo:color="#00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66ffff"/>
      <style:text-properties fo:color="#ffffff"/>
    </style:style>
    <style:style style:name="ce9" style:family="table-cell" style:parent-style-name="Default">
      <style:table-cell-properties fo:background-color="transparent"/>
      <style:text-properties fo:color="#ffffff"/>
    </style:style>
    <style:style style:name="ce10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1" table:number-columns-repeated="1023" table:default-cell-style-name="Default"/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</text:p>
          </table:table-cell>
          <table:table-cell/>
          <table:table-cell office:value-type="string">
            <text:p>HP</text:p>
          </table:table-cell>
          <table:table-cell office:value-type="string">
            <text:p>Power Capacity</text:p>
          </table:table-cell>
          <table:table-cell office:value-type="string">
            <text:p>Power generation</text:p>
          </table:table-cell>
          <table:table-cell office:value-type="string">
            <text:p>cost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1024" table:number-rows-spanned="1">
            <text:p>Ships</text:p>
          </table:table-cell>
          <table:covered-table-cell table:number-columns-repeated="3" table:style-name="ce1"/>
          <table:covered-table-cell/>
          <table:covered-table-cell table:number-columns-repeated="1019" table:style-name="ce1"/>
        </table:table-row>
        <table:table-row table:style-name="ro1">
          <table:table-cell table:style-name="ce2" office:value-type="string" table:number-columns-spanned="1024" table:number-rows-spanned="1">
            <text:p>Alien (no energy needed at all; light armor +2; good regeneration always on; fast speed; low HP)</text:p>
          </table:table-cell>
          <table:covered-table-cell table:style-name="ce2"/>
          <table:covered-table-cell table:number-columns-repeated="2" table:style-name="ce8"/>
          <table:covered-table-cell/>
          <table:covered-table-cell table:number-columns-repeated="1019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Alien Ship 1</text:p>
          </table:table-cell>
          <table:table-cell office:value-type="float" office:value="850">
            <text:p>85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Alien Ship 2</text:p>
          </table:table-cell>
          <table:table-cell office:value-type="float" office:value="1275">
            <text:p>1275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ien Ship 3</text:p>
          </table:table-cell>
          <table:table-cell office:value-type="float" office:value="2125">
            <text:p>2125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Bion (energy needed, but all buyable; light armor +2; medium speed; medium HP)</text:p>
          </table:table-cell>
          <table:covered-table-cell table:style-name="ce2"/>
          <table:covered-table-cell table:number-columns-repeated="2" table:style-name="ce8"/>
          <table:covered-table-cell/>
          <table:covered-table-cell table:number-columns-repeated="1019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ion Ship 1</text:p>
          </table:table-cell>
          <table:table-cell office:value-type="float" office:value="1200">
            <text:p>1200</text:p>
          </table:table-cell>
          <table:table-cell office:value-type="float" office:value="750">
            <text:p>750</text:p>
          </table:table-cell>
          <table:table-cell office:value-type="string">
            <text:p>10 every 0.1s</text:p>
          </table:table-cell>
          <table:table-cell office:value-type="float" office:value="10000">
            <text:p>10000</text:p>
          </table:table-cell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Bion Ship 2</text:p>
          </table:table-cell>
          <table:table-cell office:value-type="float" office:value="1800">
            <text:p>1800</text:p>
          </table:table-cell>
          <table:table-cell office:value-type="float" office:value="1500">
            <text:p>1500</text:p>
          </table:table-cell>
          <table:table-cell office:value-type="string">
            <text:p>40 every 0.2s</text:p>
          </table:table-cell>
          <table:table-cell office:value-type="float" office:value="15000">
            <text:p>150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on Ship 3</text:p>
          </table:table-cell>
          <table:table-cell table:number-columns-repeated="2" office:value-type="float" office:value="3000">
            <text:p>3000</text:p>
          </table:table-cell>
          <table:table-cell office:value-type="string">
            <text:p>160 every 0.4s</text:p>
          </table:table-cell>
          <table:table-cell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AI (much energy consumption, cannot support all equipment, tradeoffs; no armor; low HP; shields that regenerate but not block missiles, recharging costs energy; low speed)</text:p>
          </table:table-cell>
          <table:covered-table-cell table:number-columns-repeated="3" table:style-name="ce2"/>
          <table:covered-table-cell/>
          <table:covered-table-cell table:number-columns-repeated="1019"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AI Ship 1</text:p>
          </table:table-cell>
          <table:table-cell office:value-type="string">
            <text:p>1000 +600</text:p>
          </table:table-cell>
          <table:table-cell office:value-type="float" office:value="1000">
            <text:p>1000</text:p>
          </table:table-cell>
          <table:table-cell office:value-type="string">
            <text:p>250 Every 1.25 s</text:p>
          </table:table-cell>
          <table:table-cell office:value-type="float" office:value="10000">
            <text:p>10000</text:p>
          </table:table-cell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AI Ship 2</text:p>
          </table:table-cell>
          <table:table-cell office:value-type="string">
            <text:p>1500 +900</text:p>
          </table:table-cell>
          <table:table-cell office:value-type="float" office:value="2000">
            <text:p>2000</text:p>
          </table:table-cell>
          <table:table-cell office:value-type="string">
            <text:p>1000 Every 2.5 s</text:p>
          </table:table-cell>
          <table:table-cell office:value-type="float" office:value="15000">
            <text:p>150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I Ship 3</text:p>
          </table:table-cell>
          <table:table-cell office:value-type="string">
            <text:p>2500 +1500</text:p>
          </table:table-cell>
          <table:table-cell office:value-type="float" office:value="4000">
            <text:p>4000</text:p>
          </table:table-cell>
          <table:table-cell office:value-type="string">
            <text:p>4000 Every 5s</text:p>
          </table:table-cell>
          <table:table-cell office:value-type="float" office:value="25000">
            <text:p>2500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Primary Weapons Alie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Plasma Gun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lasma Gun Charge 1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Plasma Gun Charge 2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lasma Gun Charge 3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lasma Gun Charge 4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Primary Weapons Bio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Primary Cannon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imary Cannon x3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Primary Cannon x6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y Cannon x12</text:p>
          </table:table-cell>
          <table:table-cell table:number-columns-repeated="1022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Primary Weapons AI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Primary Laser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imary Laser 1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Primary Laser 2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y Laser 3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Auxiliaries Alie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Auxiliaries Alien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Auxiliary Plasma (Added primary firepower, always equipped)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Hard Hull (thick armor +5)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ving Grace (Fills on excess Energy collection, activates on fatal)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Auxiliaries Bio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Auxiliaries Bion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Afterburner (double speed when boosting forward)</text:p>
          </table:table-cell>
          <table:table-cell table:style-name="ce6"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Augmented Sensors</text:p>
          </table:table-cell>
          <table:table-cell table:style-name="ce6"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Stealth Mode (activates on hit, similar to megaman being hit)</text:p>
          </table:table-cell>
          <table:table-cell table:style-name="ce6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Split Image (activates on dodging)</text:p>
          </table:table-cell>
          <table:table-cell table:style-name="ce6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Decoy Flares (activates when locked on by seekables)</text:p>
          </table:table-cell>
          <table:table-cell table:style-name="ce6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Overload (weapons work for additional time on no energy)</text:p>
          </table:table-cell>
          <table:table-cell table:style-name="ce6"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Blast Wave</text:p>
          </table:table-cell>
          <table:table-cell table:style-name="ce6" table:number-columns-repeated="1022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6"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Auxiliaries AI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Auxiliaries AI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Magnet Core</text:p>
          </table:table-cell>
          <table:table-cell table:style-name="ce6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Point Defense (auto-shoots missiles)</text:p>
          </table:table-cell>
          <table:table-cell table:style-name="ce6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string">
            <text:p>Nano Repair Drones (auto-repair costs energy and only if not shooting)</text:p>
          </table:table-cell>
          <table:table-cell table:style-name="ce6"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Temporal Phasing (beaming instead of dodging)</text:p>
          </table:table-cell>
          <table:table-cell table:style-name="ce6"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Temporal Rift Core (everything including all weapons in a bubble around the fighter is slowed considerably)</text:p>
          </table:table-cell>
          <table:table-cell table:style-name="ce6"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Mirror Shields</text:p>
          </table:table-cell>
          <table:table-cell table:style-name="ce6"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Secondary Weapons Alie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Acid Weapons (A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Acid Spit 1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Corrosive Blob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Acid Spit 2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orrosive Cloud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Slime Weapons (slow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lime Blob 1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Slime Blob 2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Locust Swarm (seeking, missile-like with h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/>
          <table:table-cell table:style-name="ce9"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/>
          <table:table-cell table:style-name="ce9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/>
          <table:table-cell table:style-name="ce9"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Secondary Weapons Bion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Flame Weapons (cloase combat, heat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Flame Thrower orange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Flame Rocket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Flame Thrower red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Fire Ball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t Wav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sion Bomb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024" table:number-rows-spanned="1">
            <text:p>Cannon Weapons (Bursts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achine Cannon Cal.1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etal Shards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Machine Cannon Cal.2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ulcan Cannon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tillery Cannon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024" table:number-rows-spanned="1">
            <text:p>Sonic Weapons (bouncing, interrupting / EM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onic Wave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onic Shield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Hi-Frequency Wave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Interrupt Puls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ltrasonic Wav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al Inerrupt Cannon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024" table:number-rows-spanned="1">
            <text:p>Missile Weapons (seeking, explosive, has H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mall Missile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ssile Pod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Medium Mussile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MRLS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vy Missil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rier Missile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024" table:number-rows-spanned="1">
            <text:p>Mine Weapons (explosive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1" office:value-type="string" table:number-columns-spanned="1024" table:number-rows-spanned="1">
            <text:p>Secondary <text:s/>Weapons AI</text:p>
          </table:table-cell>
          <table:covered-table-cell table:number-columns-repeated="1023" table:style-name="ce1"/>
        </table:table-row>
        <table:table-row table:style-name="ro1">
          <table:table-cell table:style-name="ce2" office:value-type="string" table:number-columns-spanned="1024" table:number-rows-spanned="1">
            <text:p>Laser Beam (high speed and beam; laser swords close combat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aser Beam 1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ulse Laser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Laser Beam 2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Rapid-Fir-Laser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mma Ray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ath Ray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024" table:number-rows-spanned="1">
            <text:p>Temporal Torpedos (seeking, without H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Hangar Bay (seeking, Strikers have HP)</text:p>
          </table:table-cell>
          <table:covered-table-cell table:style-name="ce2"/>
          <table:covered-table-cell table:number-columns-repeated="1022" table:style-name="ce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1024" table:number-rows-spanned="1">
            <text:p>Solar Charge (Charging)</text:p>
          </table:table-cell>
          <table:covered-table-cell table:style-name="ce2"/>
          <table:covered-table-cell table:number-columns-repeated="1022" table:style-name="ce10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olar Charge 1</text:p>
          </table:table-cell>
          <table:table-cell table:number-columns-repeated="1022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Solar Charge 2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3.08.2019</text:date>, <text:time>22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3H53M59S</meta:editing-duration>
    <meta:editing-cycles>47</meta:editing-cycles>
    <meta:generator>OpenOffice/4.1.3$Win32 OpenOffice.org_project/413m1$Build-9783</meta:generator>
    <dc:date>2019-08-23T22:06:52.99</dc:date>
    <meta:document-statistic meta:table-count="3" meta:cell-count="246" meta:object-count="0"/>
    <meta:user-defined meta:name="Info 1"/>
    <meta:user-defined meta:name="Info 2"/>
    <meta:user-defined meta:name="Info 3"/>
    <meta:user-defined meta:name="Info 4"/>
  </office:meta>
</office:document-meta>
</file>